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fo:font-weight="bold" style:font-name-asian="MicrosoftSansSerif" style:font-size-asian="10.5pt" style:font-weight-asian="bold" style:font-name-complex="MicrosoftSansSerif" style:font-size-complex="10.5pt" style:font-weight-complex="bold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fo:font-weight="normal" style:font-name-asian="MicrosoftSansSerif" style:font-size-asian="10.5pt" style:font-weight-asian="normal" style:font-name-complex="MicrosoftSansSerif" style:font-size-complex="10.5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loppy Joes</text:p>
      <text:p text:style-name="P2">Serves 8 to 10</text:p>
      <text:p text:style-name="P2"/>
      <text:p text:style-name="P2">1 lb hamburger</text:p>
      <text:p text:style-name="P2">4 to 5 c cooked beans, we like to use black</text:p>
      <text:p text:style-name="P2">beans</text:p>
      <text:p text:style-name="P2">1 sweet onion, chopped</text:p>
      <text:p text:style-name="P2">1 green or red pepper, chopped</text:p>
      <text:p text:style-name="P2">1 ½ c ketchup, fruit sweetened if possible</text:p>
      <text:p text:style-name="P2">2T Worcestershire sauce</text:p>
      <text:p text:style-name="P2">1 6oz. can tomato paste</text:p>
      <text:p text:style-name="P2">¾ c water</text:p>
      <text:p text:style-name="P2">2 to 3T apple cider vinegar, according to taste</text:p>
      <text:p text:style-name="P2">3T Sucanat or brown sugar</text:p>
      <text:p text:style-name="P2">1 t dry mustard</text:p>
      <text:p text:style-name="P2">salt and pepper to taste</text:p>
      <text:p text:style-name="P2"/>
      <text:p text:style-name="P2">Brown hamburger with onions and green pepper. Add cooked beans. In a small bowl mix remaining</text:p>
      <text:p text:style-name="P2">ingredients. Add to hamburger bean mixture and simmer long enough to get everything hot and</text:p>
      <text:p text:style-name="P2">blend flavors. Serve on homemade whole wheat French Bread Roll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6:48.65</meta:creation-date>
    <dc:date>2017-05-06T11:38:49.57</dc:date>
    <dc:creator>Crystal Miller</dc:creator>
    <meta:editing-duration>PT15H49M7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8" meta:word-count="114" meta:character-count="595"/>
  </office:meta>
</office:document-meta>
</file>